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2a6099" fo:background-color="#ffff00" fo:border-left="0.74pt solid #2a6099" fo:border-right="none" style:shadow="#ffffff 0.176cm 0.176cm" fo:border-top="0.74pt solid #2a6099"/>
    </style:style>
    <style:style style:name="ce2" style:family="table-cell" style:parent-style-name="Default">
      <style:table-cell-properties fo:border-bottom="0.74pt solid #2a6099" fo:background-color="#ffff00" fo:border-left="none" fo:border-right="none" style:shadow="#ffffff 0.176cm 0.176cm" fo:border-top="0.74pt solid #2a6099"/>
    </style:style>
    <style:style style:name="ce3" style:family="table-cell" style:parent-style-name="Default">
      <style:table-cell-properties fo:border-bottom="0.74pt solid #2a6099" fo:background-color="#ffff00" fo:border-left="none" fo:border-right="0.74pt solid #2a6099" style:shadow="#ffffff 0.176cm 0.176cm" fo:border-top="0.74pt solid 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filtered type</text:p>
          </table:table-cell>
          <table:table-cell table:style-name="ce3" office:value-type="string" calcext:value-type="string">
            <text:p>grou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E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21:00:05.500000000</meta:creation-date>
    <dc:date>2024-11-18T21:06:55.003000000</dc:date>
    <meta:editing-duration>PT6M51S</meta:editing-duration>
    <meta:editing-cycles>3</meta:editing-cycles>
    <meta:generator>LibreOffice/7.5.7.1$Windows_X86_64 LibreOffice_project/47eb0cf7efbacdee9b19ae25d6752381ede23126</meta:generator>
    <meta:document-statistic meta:table-count="1" meta:cell-count="8" meta:object-count="0"/>
  </office:meta>
</office:document-meta>
</file>